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958" calcext:value-type="float">
            <text:p>4.49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63896" calcext:value-type="float">
            <text:p>5.26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42816" calcext:value-type="float">
            <text:p>4.24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89504" calcext:value-type="float">
            <text:p>2.88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92096" calcext:value-type="float">
            <text:p>2.29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19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78936" calcext:value-type="float">
            <text:p>3.67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18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0056" calcext:value-type="float">
            <text:p>5.02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17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54624" calcext:value-type="float">
            <text:p>5.75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16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2912" calcext:value-type="float">
            <text:p>5.77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10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84904" calcext:value-type="float">
            <text:p>4.1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09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6156" calcext:value-type="float">
            <text:p>4.86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0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60392" calcext:value-type="float">
            <text:p>4.66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08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356" calcext:value-type="float">
            <text:p>5.62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08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6024" calcext:value-type="float">
            <text:p>5.52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07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67272" calcext:value-type="float">
            <text:p>6.36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210099333002</text:p>
          </table:table-cell>
          <table:table-cell office:value-type="string" calcext:value-type="string">
            <text:p>30N 19W 28CC:G-140415</text:p>
          </table:table-cell>
          <table:table-cell office:value-type="string" calcext:value-type="string">
            <text:p>2007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44" meta:object-count="0"/>
    <meta:user-defined meta:name="AppVersion">3.0</meta:user-defined>
  </office:meta>
</office:document-meta>
</file>